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title">
      <style:graphic-properties draw:fill-color="#ffffff" draw:auto-grow-height="true" fo:min-height="21cm"/>
    </style:style>
    <style:style style:name="pr2" style:family="presentation" style:parent-style-name="lyt-slajdy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font-size="60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ój Pan żyje,</text:span><text:span text:style-name="T1"><text:line-break/></text:span><text:span text:style-name="T1">niech będzie wywyższony</text:span><text:span text:style-name="T1"><text:line-break/></text:span><text:span text:style-name="T1">i błogosławiony</text:span><text:span text:style-name="T1"><text:line-break/></text:span><text:span text:style-name="T1">Bóg zbawienia mego /x2</text:span><text:span text:style-name="T1"><text:line-break/></text:span><text:span text:style-name="T1"><text:line-break/></text:span><text:span text:style-name="T1">Będę śpiewał Ci,</text:span><text:span text:style-name="T1"><text:line-break/></text:span><text:span text:style-name="T1">sławił Imię Twe</text:span><text:span text:style-name="T1"><text:line-break/></text:span><text:span text:style-name="T1">i wśród narodów</text:span><text:span text:style-name="T1"><text:line-break/></text:span><text:span text:style-name="T1">głosił chwałę Twoją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" presentation:class="page"/>
          <draw:frame presentation:style-name="pr2" draw:text-style-name="P3" draw:layer="layout" svg:width="17.271cm" svg:height="12.322cm" svg:x="2.159cm" svg:y="13.2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lajd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lajd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lyt-slajdy" style:page-layout-name="PM1" draw:style-name="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3.859cm" svg:x="1.4cm" svg:y="4.914cm" presentation:class="outline" presentation:placeholder="true" presentation:user-transformed="true">
        <draw:text-box/>
      </draw:frame>
      <draw:frame presentation:style-name="pr1" draw:text-style-name="P1" draw:layer="backgroundobjects" svg:width="6.523cm" svg:height="1.448cm" svg:x="1.4cm" svg:y="19.131cm" presentation:class="date-time" presentation:user-transformed="tru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 presentation:user-transformed="true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 presentation:user-transformed="true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lyt-slajdy-title" draw:layer="backgroundobjects" svg:width="13.968cm" svg:height="10.476cm" svg:x="3.809cm" svg:y="2.122cm" presentation:class="page"/>
        <draw:frame presentation:style-name="lyt-slajdy-notes" draw:layer="backgroundobjects" svg:width="17.271cm" svg:height="12.572cm" svg:x="2.159cm" svg:y="13.27cm" presentation:class="notes" presentation:placeholder="true" presentation:user-transformed="true">
          <draw:text-box/>
        </draw:frame>
        <draw:frame presentation:style-name="pr2" draw:text-style-name="P1" draw:layer="backgroundobjects" svg:width="9.369cm" svg:height="1.396cm" svg:x="0cm" svg:y="0cm" presentation:class="header" presentation:user-transformed="true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19cm" svg:y="0cm" presentation:class="date-time" presentation:user-transformed="tru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 presentation:user-transformed="true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19cm" svg:y="26.543cm" presentation:class="page-number" presentation:user-transformed="true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initial-creator>Maciej Wojtowicz</meta:initial-creator>
    <meta:creation-date>2006-03-17T16:17:38</meta:creation-date>
    <dc:creator>Rafał Talacha</dc:creator>
    <dc:date>2009-01-27T09:30:34</dc:date>
    <dc:language>pl-PL</dc:language>
    <meta:editing-cycles>9</meta:editing-cycles>
    <meta:editing-duration>PT7M2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